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.9846in" fo:margin-right="0in" fo:text-indent="-0.25in" style:auto-text-indent="false"/>
    </style:style>
    <style:style style:name="P4" style:family="paragraph" style:parent-style-name="Standard" style:list-style-name="L1">
      <style:paragraph-properties fo:margin-left="1.4772in" fo:margin-right="0in" fo:text-indent="-0.25in" style:auto-text-indent="false"/>
    </style:style>
    <style:style style:name="P5" style:family="paragraph" style:parent-style-name="Standard" style:list-style-name="L1">
      <style:paragraph-properties fo:margin-left="1in" fo:margin-right="-0.4791in" fo:text-indent="-0.25in" style:auto-text-indent="false">
        <style:tab-stops/>
      </style:paragraph-properties>
    </style:style>
    <style:style style:name="P6" style:family="paragraph" style:parent-style-name="Standard" style:list-style-name="L2">
      <style:paragraph-properties fo:margin-left="0.4925in" fo:margin-right="0in" fo:text-indent="0in" style:auto-text-indent="false"/>
    </style:style>
    <style:style style:name="P7" style:family="paragraph" style:parent-style-name="Standard" style:list-style-name="L2">
      <style:paragraph-properties fo:margin-left="0.9846in" fo:margin-right="0in" fo:text-indent="0in" style:auto-text-indent="false"/>
    </style:style>
    <style:style style:name="P8" style:family="paragraph" style:parent-style-name="Standard" style:list-style-name="L2">
      <style:paragraph-properties fo:margin-left="0in" fo:margin-right="0in" fo:text-indent="0in" style:auto-text-indent="false"/>
    </style:style>
    <style:style style:name="P9" style:family="paragraph" style:parent-style-name="Standard" style:list-style-name="L1">
      <style:paragraph-properties fo:margin-left="0.4925in" fo:margin-right="0in" fo:text-indent="-0.25in" style:auto-text-indent="false"/>
    </style:style>
    <style:style style:name="P10" style:family="paragraph" style:parent-style-name="Standard" style:list-style-name="L2">
      <style:paragraph-properties fo:margin-left="1.4772in" fo:margin-right="0in" fo:text-indent="0in" style:auto-text-indent="false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 Requirements</text:p>
      <text:p text:style-name="Standard"/>
      <text:p text:style-name="Standard">1 Game Mechanics (Josh)</text:p>
      <text:p text:style-name="Standard"/>
      <text:list xml:id="list43226918" text:style-name="L1">
        <text:list-item>
          <text:list>
            <text:list-item>
              <text:p text:style-name="P2">Units</text:p>
              <text:list>
                <text:list-item>
                  <text:p text:style-name="P2">A game shall begin once the player has launched the game from the Settings dialogue</text:p>
                </text:list-item>
                <text:list-item>
                  <text:p text:style-name="P2">A game shall conclude when all the units of one of the players are 'dead', or the user chooses to end the game</text:p>
                  <text:list>
                    <text:list-item>
                      <text:p text:style-name="P2">If the player has won, the player shall be shown the Upgrade screen</text:p>
                    </text:list-item>
                    <text:list-item>
                      <text:p text:style-name="P2">If the player has lost, the player shall be asked if they want a new game</text:p>
                    </text:list-item>
                  </text:list>
                </text:list-item>
                <text:list-item>
                  <text:p text:style-name="P3">The game shall last for 7 boards, </text:p>
                  <text:list>
                    <text:list-item>
                      <text:p text:style-name="P4">The 7<text:span text:style-name="T1">th</text:span> shall be a difficult boss fight, after which the player will have won the game</text:p>
                    </text:list-item>
                    <text:list-item>
                      <text:p text:style-name="P4">Upon winning the game, the player will be shown the Game Won screen</text:p>
                    </text:list-item>
                  </text:list>
                </text:list-item>
                <text:list-item>
                  <text:p text:style-name="P2">Units shall not be able to occupy the same game space with obstacles or other units</text:p>
                  <text:list>
                    <text:list-item>
                      <text:p text:style-name="P2">Attempting to occupy the same game space as an obstacle or other unit will not result in a penalty, simply a return to the starting position of the move</text:p>
                    </text:list-item>
                  </text:list>
                </text:list-item>
                <text:list-item>
                  <text:p text:style-name="P2">Units shall begin the game at random locations on that player's half of the screen</text:p>
                </text:list-item>
                <text:list-item>
                  <text:p text:style-name="P2">Players shall take turns moving units</text:p>
                  <text:list>
                    <text:list-item>
                      <text:p text:style-name="P2">Each Player shall end the turn they are currently on, then control will switch to the other player to make their turn</text:p>
                    </text:list-item>
                    <text:list-item>
                      <text:p text:style-name="P2">A turn shall consist of moving one unit until the player end the turn</text:p>
                    </text:list-item>
                  </text:list>
                </text:list-item>
                <text:list-item>
                  <text:p text:style-name="P3">Clicking on a unit shall cause information about that unit to be displayed, as well as to visually indicate that it has been selected</text:p>
                </text:list-item>
                <text:list-item>
                  <text:p text:style-name="P5">Units shall have the following attributes: Health, attack power, <text:s/>action points, attack range and experience points(XP)</text:p>
                  <text:list>
                    <text:list-item>
                      <text:p text:style-name="P2">Health shall be represented on the screen, </text:p>
                      <text:list>
                        <text:list-item>
                          <text:p text:style-name="P2">Health shall decrease when a unit is attacked successfully</text:p>
                        </text:list-item>
                        <text:list-item>
                          <text:p text:style-name="P2">Health shall <text:s/>increase when a unit is healed, up to the maximum of the unit</text:p>
                        </text:list-item>
                        <text:list-item>
                          <text:p text:style-name="P2">When health reaches zero, that unit is 'dead' and shall not be playable for the remainder of the round.</text:p>
                        </text:list-item>
                      </text:list>
                    </text:list-item>
                    <text:list-item>
                      <text:p text:style-name="P2">Attack Power shall determine how much an attack from a unit will do to an enemy unit</text:p>
                    </text:list-item>
                    <text:list-item>
                      <text:p text:style-name="P2">Units will only be able to move and do actions such as attack up to their allotted amount of action points each turn</text:p>
                      <text:list>
                        <text:list-item>
                          <text:p text:style-name="P2">Unit movement and actions will decrease the number of action points for the unit that turn</text:p>
                        </text:list-item>
                        <text:list-item>
                          <text:p text:style-name="P2">Action Points shall be replenished at the start of each turn.<text:tab/></text:p>
                        </text:list-item>
                      </text:list>
                    </text:list-item>
                    <text:list-item>
                      <text:p text:style-name="P2">Attack range shall determine how many game squares away an opponent has to be before the attacking unit can attack the target</text:p>
                    </text:list-item>
                    <text:list-item>
                      <text:p text:style-name="P2">Units shall have an associated amount of experience points (XP)</text:p>
                      <text:list>
                        <text:list-item>
                          <text:p text:style-name="P2">The value of XP will be different for various unit types and levels</text:p>
                        </text:list-item>
                        <text:list-item>
                          <text:p text:style-name="P2">The player gains XP by killing each enemy unit and having their units alive at the end of the match</text:p>
                        </text:list-item>
                        <text:list-item>
                          <text:p text:style-name="P2">XP will be calculated and awarded at the end of a match</text:p>
                        </text:list-item>
                        <text:list-item>
                          <text:p text:style-name="P2">Total XP gained over the course of the game will determine player ranking and will not be affected by XP spent on unit upgrades</text:p>
                        </text:list-item>
                        <text:list-item>
                          <text:p text:style-name="P2">XP will also be used to buy upgrades for Units</text:p>
                          <text:list>
                            <text:list-item>
                              <text:p text:style-name="P2">Available upgrades will be: increased attack power, increased <text:soft-page-break/>health, and increased action points per round</text:p>
                            </text:list-item>
                            <text:list-item>
                              <text:p text:style-name="P2">Upgraded attributes will be available for all player units in subsequent rounds</text:p>
                            </text:list-item>
                            <text:list-item>
                              <text:p text:style-name="P2">Each time a unit upgrade is purchased, the cost for subsequent upgrades will increase </text:p>
                            </text:list-item>
                          </text:list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43250285" text:style-name="L2">
        <text:list-item>
          <text:list>
            <text:list-item>
              <text:p text:style-name="P6">Movement</text:p>
              <text:list>
                <text:list-item>
                  <text:p text:style-name="P7">Units shall be able to move vertically and horizontally between game squares</text:p>
                </text:list-item>
                <text:list-item>
                  <text:p text:style-name="P7">Movement shall be initiated by clicking on the unit to be moved, the move button, and then the desired destination.</text:p>
                  <text:list>
                    <text:list-item>
                      <text:p text:style-name="P10">If the destination is occupied, then the unit shall not move</text:p>
                    </text:list-item>
                    <text:list-item>
                      <text:p text:style-name="P10">If the destination is beyond the number of action points available to the unit, then the unit shall not move</text:p>
                    </text:list-item>
                    <text:list-item>
                      <text:p text:style-name="P10">If the destination is within the action points available to the unit and is unoccupied, then the unit shall move</text:p>
                    </text:list-item>
                  </text:list>
                </text:list-item>
                <text:list-item>
                  <text:p text:style-name="P7">Units shall not move diagonally between game squares</text:p>
                </text:list-item>
                <text:list-item>
                  <text:p text:style-name="P7">Moving between game squares shall cost a unit a set number of action points</text:p>
                </text:list-item>
                <text:list-item>
                  <text:p text:style-name="P7">Units shall not be able to move beyond the limits of the game board</text:p>
                </text:list-item>
                <text:list-item>
                  <text:p text:style-name="P7">Units shall not be able to loop from the top row to the bottom or from the first column to the last</text:p>
                </text:list-item>
                <text:list-item>
                  <text:p text:style-name="P7">A unit cannot move through an obstacle or other units</text:p>
                </text:list-item>
                <text:list-item>
                  <text:p text:style-name="P7">Units shall have the option of not moving </text:p>
                  <text:p text:style-name="P7"/>
                </text:list-item>
              </text:list>
            </text:list-item>
            <text:list-item>
              <text:p text:style-name="P6">Actions </text:p>
              <text:list>
                <text:list-item>
                  <text:p text:style-name="P7">Units shall only be able to attack units of the other team</text:p>
                </text:list-item>
                <text:list-item>
                  <text:p text:style-name="P7">Units shall only be able to heal units of the same team</text:p>
                </text:list-item>
                <text:list-item>
                  <text:p text:style-name="P7">Actions will be initiated by clicking on the unit to do the action, the button for the action type (attack/heal) and the target unit.</text:p>
                  <text:list>
                    <text:list-item>
                      <text:p text:style-name="P10">Units shall only be able to attack/heal units within their attack range as determined by their attack range attribute</text:p>
                    </text:list-item>
                  </text:list>
                </text:list-item>
                <text:list-item>
                  <text:p text:style-name="P10">Units shall only be able to attack while the have sufficient action points</text:p>
                </text:list-item>
                <text:list-item>
                  <text:p text:style-name="P10">Units shall not be able to attack through obstacles unless they have an attack range greater than 1, and are therefor ranged units like archers. </text:p>
                </text:list-item>
                <text:list-item>
                  <text:p text:style-name="P7">Healer units shall be able to heal friendly units within attack range, the amount healed is determined by the attack power attribute</text:p>
                  <text:p text:style-name="P7"/>
                </text:list-item>
              </text:list>
            </text:list-item>
          </text:list>
        </text:list-item>
        <text:list-item>
          <text:p text:style-name="P8">Artificial Intelligence (AI) (Josh)</text:p>
          <text:list>
            <text:list-item>
              <text:p text:style-name="P6"><text:s/>The player shall be able to determine whether the AI opponent is one of 3 types: aggressive, defensive, or normal</text:p>
              <text:list>
                <text:list-item>
                  <text:list>
                    <text:list-header>
                      <text:p text:style-name="P7">2.1.2 <text:s text:c="3"/>The aggressive AI shall attack the player's units more frequently</text:p>
                    </text:list-header>
                  </text:list>
                </text:list-item>
                <text:list-item>
                  <text:p text:style-name="P7">The defensive AI shall remain close to support their own units against the player's attacks</text:p>
                </text:list-item>
              </text:list>
            </text:list-item>
            <text:list-item>
              <text:p text:style-name="P6">The AI shall be able to maneuver around obstacles</text:p>
            </text:list-item>
            <text:list-item>
              <text:p text:style-name="P6">The AI shall react to the players actions and movements on screen</text:p>
            </text:list-item>
            <text:list-item>
              <text:p text:style-name="P6">The AI shall have similar limits with respect to action points</text:p>
            </text:list-item>
            <text:list-item>
              <text:p text:style-name="P6">The operations of the AI shall be transparent to the player</text:p>
            </text:list-item>
            <text:list-item>
              <text:p text:style-name="P6">The AI shall shall not upgrade units at the end of the round, instead shall have scaling units based on the level played.</text:p>
              <text:p text:style-name="P8"><text:soft-page-break/></text:p>
            </text:list-item>
          </text:list>
        </text:list-item>
      </text:list>
      <text:p text:style-name="P1"/>
      <text:list xml:id="list43314597" text:continue-numbering="true" text:style-name="L2">
        <text:list-item>
          <text:list>
            <text:list-header>
              <text:p text:style-name="P8"/>
              <text:p text:style-name="P7"><text:s/></text:p>
            </text:list-header>
          </text:list>
          <text:p text:style-name="P7"/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  <text:p text:style-name="P1"/>
      <text:p text:style-name="Standard"/>
      <text:p text:style-name="Standard"/>
      <text:list xml:id="list43307001" text:continue-list="list4322691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14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 </meta:initial-creator>
    <meta:creation-date>2010-03-27T15:22:26.27</meta:creation-date>
    <dc:date>2010-03-27T23:20:49.57</dc:date>
    <dc:creator>josh </dc:creator>
    <meta:editing-duration>PT00H09M40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3" meta:paragraph-count="66" meta:word-count="988" meta:character-count="5539"/>
  </office:meta>
</office:document-meta>
</file>